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InfoImpl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Impl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Impl.getLock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Impl.LockInfoImpl( String lockToken , String lockOwner , boolean isDeep , boolean isSessionScoped , NodeId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InfoImpl.isSession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nfoImpl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